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4" style:family="paragraph" style:parent-style-name="Standard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Heading_20_1">
      <style:paragraph-properties fo:margin-left="-1.251cm" fo:margin-right="-0.78cm" fo:margin-top="0.212cm" fo:margin-bottom="0.212cm" fo:line-height="100%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-0.778cm" fo:margin-top="0.423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7" style:family="paragraph" style:parent-style-name="Text_20_body">
      <style:paragraph-properties fo:margin-left="0cm" fo:margin-right="0.046cm" fo:margin-top="0.423cm" fo:margin-bottom="0.212cm" fo:line-height="150%" fo:text-align="justify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8" style:family="paragraph" style:parent-style-name="Text_20_body" style:list-style-name="L1">
      <style:paragraph-properties fo:margin-left="0cm" fo:margin-right="0.046cm" fo:margin-top="0cm" fo:margin-bottom="0cm" fo:line-height="150%" fo:text-align="justify" style:justify-single-word="false" fo:text-indent="0.953cm" style:auto-text-indent="false" style:snap-to-layout-grid="false">
        <style:tab-stops>
          <style:tab-stop style:position="0cm"/>
        </style:tab-stops>
      </style:paragraph-properties>
    </style:style>
    <style:style style:name="P9" style:family="paragraph" style:parent-style-name="Text_20_body">
      <style:paragraph-properties fo:margin-left="0cm" fo:margin-right="0cm" fo:margin-top="0.423cm" fo:margin-bottom="0.212cm" fo:line-height="150%" fo:text-align="justify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0" style:family="paragraph" style:parent-style-name="Text_20_body">
      <style:paragraph-properties fo:margin-left="0cm" fo:margin-right="0cm" fo:margin-top="0.212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1" style:family="text">
      <style:text-properties fo:color="#000000" fo:font-size="14pt" fo:language="ru" fo:country="RU" fo:font-style="normal" style:font-size-asian="14pt" style:font-style-asian="normal" style:font-size-complex="14pt"/>
    </style:style>
    <style:style style:name="T2" style:family="text">
      <style:text-properties fo:color="#000000" fo:font-size="14pt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3" style:family="text">
      <style:text-properties fo:color="#000000" fo:font-size="14pt" fo:language="en" fo:country="US" fo:font-style="normal" style:font-size-asian="14pt" style:font-style-asian="normal" style:font-size-complex="14pt"/>
    </style:style>
    <style:style style:name="T4" style:family="text">
      <style:text-properties fo:color="#000000" fo:font-size="12pt" fo:language="en" fo:country="US" fo:font-style="normal" fo:font-weight="bold" style:font-size-asian="12pt" style:font-style-asian="normal" style:font-weight-asian="bold" style:font-size-complex="12pt" style:font-weight-complex="bold"/>
    </style:style>
    <style:style style:name="T5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6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weight-complex="normal"/>
    </style:style>
    <style:style style:name="T7" style:family="text">
      <style:text-properties fo:color="#000000" fo:language="en" fo:country="US" fo:font-style="normal" style:font-style-asian="normal"/>
    </style:style>
    <style:style style:name="T8" style:family="text">
      <style:text-properties fo:color="#000000" fo:language="ru" fo:country="RU" fo:font-style="normal" style:font-style-asian="normal"/>
    </style:style>
    <style:style style:name="T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en" fo:country="US"/>
    </style:style>
    <style:style style:name="T12" style:family="text">
      <style:text-properties style:font-size-complex="12p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Лабораторная работа 6</text:span></text:p>
      <text:h text:style-name="P5" text:outline-level="1"><text:span text:style-name="T12">Методические указания</text:span></text:h>
      <text:p text:style-name="P1"><text:span text:style-name="T3">Рекурсивные функции</text:span></text:p>
      <text:p text:style-name="P1"><text:span text:style-name="T3"/></text:p>
      <text:p text:style-name="P4"><text:span text:style-name="T7">Цель работы: приобрести навыки </text:span><text:span text:style-name="T8">органинизации рекурсии в </text:span><text:span text:style-name="T7">Lisp</text:span></text:p>
      <text:p text:style-name="P3"><text:span text:style-name="T4">Задачи работы:</text:span><text:span text:style-name="T2"> </text:span><text:span text:style-name="T6">изучить способы организации хвостовой, дополняемой, множественной, взаимной рекурсии и рекурсии более высокого порядка в </text:span><text:span text:style-name="T5">Lisp</text:span><text:span text:style-name="T6">.</text:span></text:p>
      <text:p text:style-name="P3"><text:span text:style-name="T6"/></text:p>
      <text:p text:style-name="P6">Краткие теоретические сведения</text:p>
      <text:p text:style-name="P7">Рекурсия — это ссылка на определяемый объект во время его определения. Т. к. в <text:span text:style-name="T11">Lisp </text:span>используются рекурсивно определенные структуры, то рекурсия — это естественный принцип обработки таких структур. Существуют типы рекурсивных функций: <text:s/>хвостовая, дополняемая, множественная, взаимная рекурсия и рекурсия более высокого порядка.</text:p>
      <text:p text:style-name="P9">При организации рекурсии можно использовать как функции с именем, так и локально определенные с помощью лямбда выражений функции. Кроме этого, при организации рекурсии можно использовать функционалы или использовать рекурсивную функцию внутри функционала.</text:p>
      <text:p text:style-name="P10"><text:span text:style-name="T14">Указания к выполнению работы</text:span></text:p>
      <text:p text:style-name="P11"><text:span text:style-name="T13">При выполнении лабораторной работы следует </text:span></text:p>
      <text:list xml:id="list39238755" text:style-name="L1">
        <text:list-item>
          <text:p text:style-name="P8"><text:span text:style-name="T9">изучить правила и особенности организации рекурсивных функций разных видов: хвостовая, дополняемая, множественная, взаимная рекурсия и рекурсия более высокого порядка.</text:span></text:p>
          <text:p text:style-name="P8"><text:span text:style-name="T9"/></text:p>
        </text:list-item>
      </text:list>
      <text:p text:style-name="P2">Электронная версия лабораторной работы защищается по окончании рабо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91cm" fo:margin-right="0cm" fo:text-align="center" style:justify-single-word="false" fo:text-indent="0.191cm" style:auto-text-indent="false" fo:keep-with-next="always"/>
      <style:text-properties fo:font-size="14pt" fo:font-weight="bold" style:font-size-asian="14pt" style:font-weight-asian="bold" style:font-weight-complex="bold"/>
    </style:style>
    <style:style style:name="WW8Num8z0" style:family="text">
      <style:text-properties style:font-name="Wingdings 2" style:font-name-complex="OpenSymbol"/>
    </style:style>
    <style:style style:name="WW8Num8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bullet text:level="1" text:style-name="WW8Num8z0" style:num-suffix="." text:bullet-char="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  <style:text-properties style:font-name="Wingdings 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  <style:text-properties style:font-name="OpenSymbol"/>
      </text:list-level-style-bullet>
      <text:list-level-style-bullet text:level="4" text:style-name="WW8Num8z0" style:num-suffix="." text:bullet-char="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  <style:text-properties style:font-name="Wingdings 2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  <style:text-properties style:font-name="OpenSymbol"/>
      </text:list-level-style-bullet>
      <text:list-level-style-bullet text:level="7" text:style-name="WW8Num8z0" style:num-suffix="." text:bullet-char="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  <style:text-properties style:font-name="Wingdings 2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u7 bmstu</meta:initial-creator>
    <meta:creation-date>2014-03-22T19:56:45.76</meta:creation-date>
    <meta:document-statistic meta:table-count="0" meta:image-count="0" meta:object-count="0" meta:page-count="1" meta:paragraph-count="12" meta:word-count="146" meta:character-count="1182"/>
    <dc:date>2014-03-22T20:10:53.07</dc:date>
    <dc:creator>iu7 bmstu</dc:creator>
    <meta:editing-duration>PT14M7S</meta:editing-duration>
    <meta:editing-cycles>1</meta:editing-cycles>
    <meta:generator>OpenOffice.org/3.3$Win32 OpenOffice.org_project/330m20$Build-9567</meta:generator>
  </office:meta>
</office:document-meta>
</file>